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P76" style:family="paragraph" style:parent-style-name="Text_20_body">
      <style:text-properties officeooo:rsid="00c2da6c" officeooo:paragraph-rsid="00c2da6c"/>
    </style:style>
    <style:style style:name="P77" style:family="paragraph" style:parent-style-name="Text_20_body">
      <style:text-properties officeooo:rsid="00c33023" officeooo:paragraph-rsid="00c33023"/>
    </style:style>
    <style:style style:name="P78" style:family="paragraph" style:parent-style-name="Text_20_body">
      <style:text-properties officeooo:rsid="00c3abcf" officeooo:paragraph-rsid="00c3abcf"/>
    </style:style>
    <style:style style:name="P79" style:family="paragraph" style:parent-style-name="Text_20_body">
      <style:text-properties officeooo:rsid="00c55ac1" officeooo:paragraph-rsid="00c55ac1"/>
    </style:style>
    <style:style style:name="P80" style:family="paragraph" style:parent-style-name="Text_20_body">
      <style:text-properties officeooo:rsid="00c57e7c" officeooo:paragraph-rsid="00c57e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h text:style-name="Heading_20_3" text:outline-level="3">Important Links</text:h>
      <text:p text:style-name="P78"><text:a xlink:type="simple" xlink:href="https://portal.azure.com/#home" text:style-name="Internet_20_link" text:visited-style-name="Visited_20_Internet_20_Link">Azure Portal</text:a></text:p>
      <text:p text:style-name="P76"><text:a xlink:type="simple" xlink:href="https://azure.microsoft.com/en-us/offers/ms-azr-0003p/" text:style-name="Internet_20_link" text:visited-style-name="Visited_20_Internet_20_Link">Pay-as-you-go rates</text:a></text:p>
      <text:p text:style-name="P77"><text:a xlink:type="simple" xlink:href="https://docs.microsoft.com/en-us/azure/azure-resource-manager/management/azure-subscription-service-limits" text:style-name="Internet_20_link" text:visited-style-name="Visited_20_Internet_20_Link">Limits, Quotas and Restratins</text:a></text:p>
      <text:p text:style-name="P79">Howto <text:a xlink:type="simple" xlink:href="https://docs.microsoft.com/en-us/azure/cost-management-billing/manage/cancel-azure-subscription" text:style-name="Internet_20_link" text:visited-style-name="Visited_20_Internet_20_Link">Cancel subscription</text:a></text:p>
      <text:p text:style-name="P80"><text:a xlink:type="simple" xlink:href="https://docs.microsoft.com/en-us/azure/cost-management-billing/manage/delete-azure-payment-method" text:style-name="Internet_20_link" text:visited-style-name="Visited_20_Internet_20_Link">s</text:a></text:p>
      <text:p text:style-name="P63">See documentation:</text:p>
      <text:list xml:id="list1340102407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551979216432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551979233504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551979218384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551978349952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55197928611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55197928699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5519792879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55197928916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551979266096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551979319792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551979320544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551979321360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551979322224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551979323040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55197899692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551979377504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1317402691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551979377984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551979342880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551979394048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551979394320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55197939499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55197941654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4231553601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551979399504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551979456432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551979460704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551979448352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551979466912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551979512304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551979512576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551979513184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551979513792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551979514400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551979515008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551979515616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551979516496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551979517104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551979517712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12T13:03:58.115864086</dc:date>
    <meta:editing-duration>PT5H50M27S</meta:editing-duration>
    <meta:editing-cycles>153</meta:editing-cycles>
    <meta:generator>LibreOffice/7.2.6.2$Linux_X86_64 LibreOffice_project/20$Build-2</meta:generator>
    <meta:document-statistic meta:table-count="8" meta:image-count="0" meta:object-count="0" meta:page-count="1" meta:paragraph-count="192" meta:word-count="1182" meta:character-count="8615" meta:non-whitespace-character-count="7466"/>
  </office:meta>
</office:document-meta>
</file>